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174e" officeooo:paragraph-rsid="001c174e"/>
    </style:style>
    <style:style style:name="P2" style:family="paragraph" style:parent-style-name="Standard">
      <style:text-properties officeooo:rsid="001da823" officeooo:paragraph-rsid="001da823"/>
    </style:style>
    <style:style style:name="T1" style:family="text">
      <style:text-properties officeooo:rsid="001da823"/>
    </style:style>
    <style:style style:name="T2" style:family="text">
      <style:text-properties officeooo:rsid="002048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onzept : <text:s text:c="4"/>Man will Namen der Person und seine Adresse herausfinden um hin zu finden <text:span text:style-name="T1">und Rucksack zurückzubekommen.</text:span></text:p>
      <text:p text:style-name="P1"/>
      <text:p text:style-name="P2">Vorher : Auf Insta Account steht das er auf dem ASG war in der Biographie <text:span text:style-name="T2">+ Bild </text:span></text:p>
      <text:p text:style-name="P2"/>
      <text:p text:style-name="P2"/>
      <text:p text:style-name="P2">==&gt; Plan : Am nächsten Tag in die Schule gehen und dann in die Schulbiblothek gehen um in den Jahrgangsbüchern nach ihm zu suchen </text:p>
      <text:p text:style-name="P2"/>
      <text:p text:style-name="P2">==&gt; Markantes Merkmal ist gleich (z.B Narbe im Gesicht)</text:p>
      <text:p text:style-name="P2">Bei Foto steht Name und Adresse jeweils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9T11:51:23.941000000</meta:creation-date>
    <dc:date>2024-04-29T12:23:31.088000000</dc:date>
    <meta:editing-duration>PT14M58S</meta:editing-duration>
    <meta:editing-cycles>4</meta:editing-cycles>
    <meta:generator>LibreOffice/7.5.7.1$Windows_X86_64 LibreOffice_project/47eb0cf7efbacdee9b19ae25d6752381ede23126</meta:generator>
    <meta:document-statistic meta:table-count="0" meta:image-count="0" meta:object-count="0" meta:page-count="1" meta:paragraph-count="5" meta:word-count="75" meta:character-count="423" meta:non-whitespace-character-count="347"/>
  </office:meta>
</office:document-meta>
</file>